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389in"/>
    </style:style>
    <style:style style:name="co4" style:family="table-column">
      <style:table-column-properties fo:break-before="auto" style:column-width="2.02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2.2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626in" fo:break-before="auto" style:use-optimal-row-height="false"/>
    </style:style>
    <style:style style:name="ro4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QTTY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C555CN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M555 Timer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://www.ti.com/lit/ds/symlink/lm555.pdf</text:p>
          </table:table-cell>
          <table:table-cell office:value-type="string" calcext:value-type="string">
            <text:p>Broken le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555N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x555 Precision Timer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://www.ti.com/lit/ds/symlink/ne555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PI 555P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x555 Precision Timer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://pdf1.alldatasheet.com/datasheet-pdf/view/69361/KEC/KIA555P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float" office:value="7408" calcext:value-type="float">
            <text:p>7408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QUAD 2-INPUT AND GATE</text:p>
          </table:table-cell>
          <table:table-cell office:value-type="string" calcext:value-type="string">
            <text:p>7408/7432/7404</text:p>
          </table:table-cell>
          <table:table-cell office:value-type="string" calcext:value-type="string">
            <text:p>http://html.alldatasheet.com/html-pdf/247364/RENESAS/HD74LS08P/296/1/HD74LS08P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float" office:value="7432" calcext:value-type="float">
            <text:p>743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Quad 2-Input OR Gate</text:p>
          </table:table-cell>
          <table:table-cell office:value-type="string" calcext:value-type="string">
            <text:p>7408/7432/7404</text:p>
          </table:table-cell>
          <table:table-cell office:value-type="string" calcext:value-type="string">
            <text:p>https://www.sonoma.edu/users/m/marivani/datasheets/74ls_series/743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float" office:value="7404" calcext:value-type="float">
            <text:p>74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EX INVERTER</text:p>
          </table:table-cell>
          <table:table-cell office:value-type="string" calcext:value-type="string">
            <text:p>7408/7432/7404</text:p>
          </table:table-cell>
          <table:table-cell office:value-type="string" calcext:value-type="string">
            <text:p>http://www.ti.com/lit/ds/symlink/sn7404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C14066B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Quad Analog Switch/Quad Multiplexer</text:p>
          </table:table-cell>
          <table:table-cell office:value-type="string" calcext:value-type="string">
            <text:p>14066B/74HC4538</text:p>
          </table:table-cell>
          <table:table-cell office:value-type="string" calcext:value-type="string">
            <text:p>http://www.onsemi.com/pub_link/Collateral/MC14066B-D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74HC453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ual retriggerable precision monostable multivibrator</text:p>
          </table:table-cell>
          <table:table-cell office:value-type="string" calcext:value-type="string">
            <text:p>14066B/74HC4538</text:p>
          </table:table-cell>
          <table:table-cell office:value-type="string" calcext:value-type="string">
            <text:p>http://www.nxp.com/documents/data_sheet/74HC_HCT4538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IP31C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NPN TRANSISTOR</text:p>
          </table:table-cell>
          <table:table-cell office:value-type="string" calcext:value-type="string">
            <text:p>TIP31C</text:p>
          </table:table-cell>
          <table:table-cell office:value-type="string" calcext:value-type="string">
            <text:p>https://www.fairchildsemi.com/datasheets/TI/TIP31C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RF540N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EXFET® Power MOSFET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http://www.infineon.com/dgdl/irf540n.pdf?fileId=5546d462533600a4015355e396cb199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RF52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-Channel Power MOSFET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micropik.com/PDF/IRF520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60T03GH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-CHANNEL ENHANCEMENT MODE POWER MOSFET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datasheetspdf.com/PDF/60T03GH/770499/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0903BDG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-Channel Logic Level Enhancement Mode Field Effect Transistor 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cheertech.com.tw/Niko-sem/Data%20sheet%5CP0903BDG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85T03GH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-CHANNEL ENHANCEMENT MODE POWER MOSFET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s://www.rom.by/files/85t03gh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3310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-CHANNEL ENHANCEMENT MODE POWER MOSFET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datasheet.hk/download.php?id=1504649&amp;pdfid=43F72B3792A5A9364D22D8DBF637500A&amp;file=0253\3310gh_13873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90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PN Epitaxial Silicon Transistor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futurlec.com/Transistors/S9014.s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TM130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PN Silicon Power Transistor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pdsemi.com/down/PTM13003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N22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PN Silicon Power Transistor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pdf.datasheetcatalog.com/datasheet/auk/STN222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 Epitaxial Silicon Transistor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s://www.fairchildsemi.com/datasheets/BC/BC54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MPSH1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ATV Transistor NPN Silicon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://www.onsemi.com/pub_link/Collateral/MPSH17-D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TBC51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PN Darlington Transistor</text:p>
          </table:table-cell>
          <table:table-cell office:value-type="string" calcext:value-type="string">
            <text:p>RANDOM TRANSISTOR</text:p>
          </table:table-cell>
          <table:table-cell office:value-type="string" calcext:value-type="string">
            <text:p>https://www.fairchildsemi.com/datasheets/BC/BC51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A741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µA741 General-Purpose Operational Amplifiers</text:p>
          </table:table-cell>
          <table:table-cell office:value-type="string" calcext:value-type="string">
            <text:p>AMPOP</text:p>
          </table:table-cell>
          <table:table-cell office:value-type="string" calcext:value-type="string">
            <text:p>http://www.ti.com/lit/ds/symlink/ua741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L08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Wide Bandwidth Dual JFET Input Operational Amplifier</text:p>
          </table:table-cell>
          <table:table-cell office:value-type="string" calcext:value-type="string">
            <text:p>AMPOP</text:p>
          </table:table-cell>
          <table:table-cell office:value-type="string" calcext:value-type="string">
            <text:p>http://www.ti.com/lit/ds/symlink/tl082-n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M324N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ow-Power, Quad-Operational Amplifiers</text:p>
          </table:table-cell>
          <table:table-cell office:value-type="string" calcext:value-type="string">
            <text:p>AMPOP</text:p>
          </table:table-cell>
          <table:table-cell office:value-type="string" calcext:value-type="string">
            <text:p>http://www.ti.com/lit/ds/symlink/lm124-n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7805CT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.0 A Positive Voltage Regulators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http://pdf1.alldatasheet.com/datasheet-pdf/view/525081/ONSEMI/MC-7805-CT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A78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-Terminal 1A Positive Voltage Regulator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http://pdf1.alldatasheet.com/datasheet-pdf/view/99445/FAIRCHILD/KA7805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78MR0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 to 12V 0.5A 5-Pin Voltage Regulator with Reset Function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http://nice.kaze.com/av/L78MR00.pdf</text:p>
          </table:table-cell>
          <table:table-cell office:value-type="string" calcext:value-type="string">
            <text:p>5 lea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7812CT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hree Terminal Positive Voltage Regulator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http://www.datasheetspdf.com/datasheet/download.php?id=77172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A78M33C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.3V Positive-Voltage Regulators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http://www.ti.com/lit/ds/symlink/ua78m33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M31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-Terminal Adjustable Regulator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http://www.ti.com/lit/ds/symlink/lm31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1117L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A Fixed and Adjustable Low Dropout Linear Regulator (LDO) 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http://pdf1.alldatasheet.com/datasheet-pdf/view/157165/ETC1/L1117L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65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5A Ultra Low Dropout Linear Regulator 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http://www.cheertech.com.tw/HTC/Data/TD-TJ3965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M393N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ow-Power, Low-Offset Voltage, Dual Comparators</text:p>
          </table:table-cell>
          <table:table-cell office:value-type="string" calcext:value-type="string">
            <text:p>Comparators</text:p>
          </table:table-cell>
          <table:table-cell office:value-type="string" calcext:value-type="string">
            <text:p>http://www.ti.com/lit/ds/symlink/lm2903-n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5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PN Epitaxial Silicon Transistor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https://www.fairchildsemi.com/datasheets/BC/BC54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M3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ecision Centigrade Temperature Sensors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ti.com/lit/ds/symlink/lm35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V Temperature Senso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ti.com/lit/ds/symlink/lm60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204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ower Rectifi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realhardtechx.com/index_archivos/2045ctc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EF4008BP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-bit binary full add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javascript:openreq('http://pdf.datasheetcatalog.com/datasheet/philips/HEF4008BN.pdf')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P210PFI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hree-terminal Off-line PWM Switch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pdf1.alldatasheet.com/datasheet-pdf/view/34940/POWERINT/TOP210PFI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7428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IT Binary Full Adders With Fast Carry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html.alldatasheet.com/html-pdf/100002/TI/SN74283N/25/1/SN74283N.htm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M54C192J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ynchronous 4-Bit Up/Down Decade Count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datasheets360.com/pdf/-794960240631442027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D74L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TO-8-LINE DECODERS/DEMULTIPLEXERS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datasheetarchive.com/dlmain/775836b1d704beb0fa87d506163439897c46fd/M/GD74LS138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KBU8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ridge Rectifiers 8A Bridge Rectifi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mouser.com/ds/2/149/kbu8b-300024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BP20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.0A GLASS PASSIVATED BRIDGE RECTIFI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mouser.com/ds/2/115/ds21205-87779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817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 Density Mounting Type Photodecoupl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mouser.com/ds/2/239/LTV-817-827-847-64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P9700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iny Analog Temperature Senso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s://www.sparkfun.com/datasheets/DevTools/LilyPad/MCP9700.pdf</text:p>
          </table:table-cell>
          <table:table-cell office:value-type="string" calcext:value-type="string">
            <text:p>Can't barely see the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KDZ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RANDOM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S130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64 x 8, Serial, I2C Real-Time Clock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datasheets.maximintegrated.com/en/ds/DS130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3K25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56K SPI Bus Low-Power Serial SRAM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1.microchip.com/downloads/en/DeviceDoc/22100F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X232N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AX232x Dual EIA-232 Drivers/Receivers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ti.com/lit/ds/symlink/max23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TMEGA8-16PU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-bit Atmel with 8KBytes InSystem Programmable Flash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atmel.com/images/atmel-2486-8-bit-avr-microcontroller-atmega8_l_datasheet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S7846E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UCH SCREEN CONTROLL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ti.com/lit/ds/symlink/ads7846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LED316MT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rial-interfaced 6-digit LED controller with keyscan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st.com/content/ccc/resource/technical/document/datasheet/03/14/93/ba/cf/c2/4b/b1/CD00181714.pdf/files/CD00181714.pdf/jcr:content/translations/en.CD00181714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25AA02E4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K SPI Bus Serial EEPROMs with EUI-48 <text:s/>Node Identity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1.microchip.com/downloads/en/DeviceDoc/20002123F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35390A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-WIRE REAL-TIME CLOCK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mouser.com/ds/2/360/S35390A_E-10297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TPS402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PS4021x 4.5-V to 52-V Input Current Mode Boost Controller</text:p>
          </table:table-cell>
          <table:table-cell office:value-type="string" calcext:value-type="string">
            <text:p>RANDOM </text:p>
          </table:table-cell>
          <table:table-cell office:value-type="string" calcext:value-type="string">
            <text:p>http://www.ti.com/lit/ds/symlink/tps40210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SP430G245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IXED SIGNAL MICROCONTROLLER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g245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SP430G255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IXED SIGNAL MICROCONTROLLER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g2553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SP430G255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XED SIGNAL MICROCONTROLLER – SMD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g2553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430G245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XED SIGNAL MICROCONTROLLER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g245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430G240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XED SIGNAL MICROCONTROLLER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g245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L09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IXED SIGNAL MICROCONTROLLER <text:s/>- MSP430L092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http://www.ti.com/lit/ds/symlink/msp430l092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F430F597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/>MSP430™ System-in-Package With Sub-1-GHz Transceiver</text:p>
          </table:table-cell>
          <table:table-cell office:value-type="string" calcext:value-type="string">
            <text:p>RF Uc</text:p>
          </table:table-cell>
          <table:table-cell office:value-type="string" calcext:value-type="string">
            <text:p>http://www.ti.com/lit/ds/symlink/rf430f5978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C253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 True Soc <text:s/>Solution for 2.4-GHz and ZigBee Applications</text:p>
          </table:table-cell>
          <table:table-cell office:value-type="string" calcext:value-type="string">
            <text:p>RF Uc</text:p>
          </table:table-cell>
          <table:table-cell office:value-type="string" calcext:value-type="string">
            <text:p>http://www.ti.com/lit/ds/symlink/cc2530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C11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ow-Power SoC <text:s/>with MCU, Memory, Sub-1 GHz RF Transceiver</text:p>
          </table:table-cell>
          <table:table-cell office:value-type="string" calcext:value-type="string">
            <text:p>RF Uc</text:p>
          </table:table-cell>
          <table:table-cell office:value-type="string" calcext:value-type="string">
            <text:p>http://www.ti.com/lit/ds/symlink/cc1110-cc1111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IC16F877A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0-Pin Enhanced Flash Microcontrollers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9582C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IC18F45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-Performance, Enhanced Flash Microcontrollers with 10-Bit A/D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9564c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18F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Pin High-Performance, Enhanced Flash MCUs with 10-bit ADC 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0009605G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IC18F255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8-Pin, High-Performance, Flash, USB Microcontrollers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9632c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12F68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-Pin Flash-Based, 8-Bit CMOS Microcontrollers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41211D_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IC18F87J6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80-Pin, 1-Mbit Flash Microcontrollers with Ethernet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9762f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IC18F97J6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00-Pin, 1-Mbit Flash Microcontrollers with Ethernet</text:p>
          </table:table-cell>
          <table:table-cell office:value-type="string" calcext:value-type="string">
            <text:p>PIC Uc</text:p>
          </table:table-cell>
          <table:table-cell office:value-type="string" calcext:value-type="string">
            <text:p>http://ww1.microchip.com/downloads/en/DeviceDoc/39762f.pdf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8:55:03.85129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4:20:55.640756447</meta:creation-date>
    <dc:date>2016-09-10T18:55:14.378298500</dc:date>
    <meta:editing-duration>PT6M25S</meta:editing-duration>
    <meta:editing-cycles>4</meta:editing-cycles>
    <meta:generator>LibreOffice/4.2.8.2$Linux_X86_64 LibreOffice_project/420m0$Build-2</meta:generator>
    <meta:print-date>2016-09-09T19:24:50.419580537</meta:print-date>
    <meta:document-statistic meta:table-count="1" meta:cell-count="436" meta:object-count="0"/>
  </office:meta>
</office:document-meta>
</file>